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.455cm" style:rel-column-width="3710*"/>
    </style:style>
    <style:style style:name="Table1.B" style:family="table-column">
      <style:table-column-properties style:column-width="6.826cm" style:rel-column-width="17407*"/>
    </style:style>
    <style:style style:name="Table1.C" style:family="table-column">
      <style:table-column-properties style:column-width="10.239cm" style:rel-column-width="26110*"/>
    </style:style>
    <style:style style:name="Table1.D" style:family="table-column">
      <style:table-column-properties style:column-width="7.179cm" style:rel-column-width="18308*"/>
    </style:style>
    <style:style style:name="Table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1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margin-top="0.3cm" fo:margin-bottom="0cm"/>
      <style:text-properties style:font-name="Times New Roman"/>
    </style:style>
    <style:style style:name="P3" style:family="paragraph" style:parent-style-name="Normal">
      <style:paragraph-properties fo:text-align="start" style:justify-single-word="false"/>
      <style:text-properties style:font-name="Charis SIL" fo:font-size="12pt" style:font-size-asian="12pt" style:font-size-complex="12pt"/>
    </style:style>
    <style:style style:name="P4" style:family="paragraph" style:parent-style-name="Normal">
      <style:paragraph-properties fo:text-align="start" style:justify-single-word="false"/>
      <style:text-properties style:font-name="Charis SIL" fo:font-size="10pt" style:font-size-asian="10pt" style:font-size-complex="10pt"/>
    </style:style>
    <style:style style:name="P5" style:family="paragraph" style:parent-style-name="Table_20_Contents">
      <style:paragraph-properties fo:margin-top="0.199cm" fo:margin-bottom="0.199cm"/>
      <style:text-properties style:font-name="Charis SIL"/>
    </style:style>
    <style:style style:name="P6" style:family="paragraph" style:parent-style-name="Table_20_Contents">
      <style:paragraph-properties fo:margin-top="0.199cm" fo:margin-bottom="0.199cm" fo:text-align="center" style:justify-single-word="false"/>
      <style:text-properties style:font-name="Charis SIL" fo:font-size="14pt" style:font-size-asian="14pt" style:font-size-complex="14pt"/>
    </style:style>
    <style:style style:name="P7" style:family="paragraph" style:parent-style-name="Table_20_Heading">
      <style:text-properties style:font-name="Charis SIL"/>
    </style:style>
    <style:style style:name="P8" style:family="paragraph" style:parent-style-name="Table_20_Heading">
      <style:paragraph-properties fo:text-align="center" style:justify-single-word="false"/>
      <style:text-properties style:font-name="Charis SIL" fo:font-size="14pt" fo:font-weight="normal" style:font-size-asian="14pt" style:font-weight-asian="normal" style:font-size-complex="14pt" style:font-weight-complex="normal"/>
    </style:style>
    <style:style style:name="P9" style:family="paragraph" style:parent-style-name="Normal">
      <style:paragraph-properties fo:text-align="start" style:justify-single-word="false"/>
      <style:text-properties style:font-name="Charis SIL" fo:font-size="12pt" style:font-size-asian="12pt" style:font-size-complex="12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mantic Domain: .ANIMALS............................. <text:s text:c="12"/><text:tab/>Date: 30-10-12.................. <text:s text:c="12"/>No: …......6...…..........................</text:p>
      <text:p text:style-name="P2">Recorder: GOODWAYS/FOSTER.........................<text:tab/><text:tab/>Glossed: …..................................................................................</text:p>
      <text:p text:style-name="P2">Keyboarded: <text:tab/>EMMANUEL..................................<text:tab/><text:tab/>File name:.........ANIMALS.6....................: .….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>
              <text:p text:style-name="P8"/>
            </table:table-cell>
            <table:table-cell table:style-name="Table1.B1" office:value-type="string">
              <text:p text:style-name="P7">NKONYA</text:p>
            </table:table-cell>
            <table:table-cell table:style-name="Table1.B1" office:value-type="string">
              <text:p text:style-name="P7">NOTES (ASƲN BAMBA)</text:p>
            </table:table-cell>
            <table:table-cell table:style-name="Table1.D1" office:value-type="string">
              <text:p text:style-name="P7">ENGLISH</text:p>
            </table:table-cell>
          </table:table-row>
        </table:table-header-rows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3">Dango 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3">Gyabɛ 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3">Klatɩ 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3">Klɔtɩ 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3">Klɔtɩbʋodu 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3">Kɔtɔkɔ 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P3">Kpasi 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8</text:p>
          </table:table-cell>
          <table:table-cell table:style-name="Table1.A2" office:value-type="string">
            <text:p text:style-name="P3">Oklemgbe 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9</text:p>
          </table:table-cell>
          <table:table-cell table:style-name="Table1.A2" office:value-type="string">
            <text:p text:style-name="P3">Ɔhan 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3">Ɔtɛ 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ext:soft-page-break/>
        <table:table-row>
          <table:table-cell table:style-name="Table1.A12" office:value-type="float" office:value="12">
            <text:p text:style-name="P6">12</text:p>
          </table:table-cell>
          <table:table-cell table:style-name="Table1.A2" office:value-type="string">
            <text:p text:style-name="P3">Ɔtsakpa 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13">
            <text:p text:style-name="P6">13</text:p>
          </table:table-cell>
          <table:table-cell table:style-name="Table1.A2" office:value-type="string">
            <text:p text:style-name="P3">Wɩa 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14">
            <text:p text:style-name="P6">14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15">
            <text:p text:style-name="P6">15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16">
            <text:p text:style-name="P6">16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17">
            <text:p text:style-name="P6">17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18">
            <text:p text:style-name="P6">18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19">
            <text:p text:style-name="P6">19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20">
            <text:p text:style-name="P6">20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21">
            <text:p text:style-name="P6">21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22">
            <text:p text:style-name="P6">22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ext:soft-page-break/>
        <table:table-row>
          <table:table-cell table:style-name="Table1.A12" office:value-type="float" office:value="23">
            <text:p text:style-name="P6">23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25">
            <text:p text:style-name="P6">25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26">
            <text:p text:style-name="P6">26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27">
            <text:p text:style-name="P6">27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Times New Roman1" fo:font-size="12pt" fo:language="en" fo:country="US" fo:font-weight="normal"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99cm" fo:margin-bottom="1.40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7T15:38:14</meta:creation-date>
    <dc:title>BalsaDefault</dc:title>
    <meta:editing-duration>PT03H16M12S</meta:editing-duration>
    <meta:editing-cycles>16</meta:editing-cycles>
    <meta:generator>OpenOffice.org/3.2$Linux OpenOffice.org_project/320m12$Build-9483</meta:generator>
    <dc:date>2012-10-31T15:29:28</dc:date>
    <meta:print-date>2012-10-31T09:52:32</meta:print-date>
    <meta:document-statistic meta:table-count="1" meta:image-count="0" meta:object-count="0" meta:page-count="3" meta:paragraph-count="43" meta:word-count="60" meta:character-count="561"/>
    <meta:template xlink:type="simple" xlink:actuate="onRequest" xlink:title="BalsaDefault" xlink:href="../../.config/libreoffice/3/user/template/BalsaDefault.ott" meta:date="2012-10-27T15:38:13"/>
  </office:meta>
</office:document-meta>
</file>